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bdc" officeooo:paragraph-rsid="00062bdc"/>
    </style:style>
    <style:style style:name="P2" style:family="paragraph" style:parent-style-name="Standard">
      <style:text-properties officeooo:rsid="0006928d" officeooo:paragraph-rsid="0006928d"/>
    </style:style>
    <style:style style:name="T1" style:family="text">
      <style:text-properties officeooo:rsid="0006c557"/>
    </style:style>
    <style:style style:name="T2" style:family="text">
      <style:text-properties officeooo:rsid="00089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äsentationsablauf:</text:p>
      <text:p text:style-name="P1"/>
      <text:p text:style-name="P1">- Start und Introduction, Objective (Steven) ca. 5 Min</text:p>
      <text:p text:style-name="P1">- Related Work (Berhard) <text:span text:style-name="T1">5 - </text:span>10 min</text:p>
      <text:p text:style-name="P1">- Methode, Parsing, Tokenization, Lemmatization (Nazli) 5 min</text:p>
      <text:p text:style-name="P1">- Mapping (Marvin ?) 5 min</text:p>
      <text:p text:style-name="P1">- Categorization (Christopher) 5 min</text:p>
      <text:p text:style-name="P1">- Results / Implementation (Marvin?, Benedikt ?) 5 – 10 min</text:p>
      <text:p text:style-name="P1">- Summary (Marvin?, Benedikt ?) <text:span text:style-name="T2">1 – 2 min</text:span></text:p>
      <text:p text:style-name="P1"/>
      <text:p text:style-name="P2">Bis nächsten Donnerstag (28.12.16):</text:p>
      <text:p text:style-name="P2">Jeder macht seine Folien fertig und kann die vorgegebene Zeit präsentieren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t </meta:initial-creator>
    <meta:creation-date>2016-01-21T10:27:08.371927848</meta:creation-date>
    <dc:date>2016-01-21T10:43:33.371114146</dc:date>
    <dc:creator>pht </dc:creator>
    <meta:editing-duration>PT6M18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70" meta:character-count="444" meta:non-whitespace-character-count="382"/>
  </office:meta>
</office:document-meta>
</file>